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D000001B139464806B86F45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72f" draw:textarea-horizontal-align="justify" draw:textarea-vertical-align="middle" draw:auto-grow-height="false" fo:min-height="16.387cm" fo:min-width="18.169cm"/>
    </style:style>
    <style:style style:name="gr2" style:family="graphic" style:parent-style-name="standard">
      <style:graphic-properties draw:stroke="none" draw:marker-start="" draw:fill-color="#00ffff" draw:textarea-horizontal-align="justify" draw:textarea-vertical-align="middle" draw:auto-grow-height="false" fo:min-height="2.671cm" fo:min-width="10.168cm"/>
    </style:style>
    <style:style style:name="gr3" style:family="graphic" style:parent-style-name="standard">
      <style:graphic-properties draw:stroke="none" draw:marker-start="" draw:fill-color="#81d41a" draw:textarea-horizontal-align="justify" draw:textarea-vertical-align="middle" draw:auto-grow-height="false" fo:min-height="8.386cm" fo:min-width="17.28cm"/>
    </style:style>
    <style:style style:name="gr4" style:family="graphic" style:parent-style-name="standard">
      <style:graphic-properties draw:stroke="none" draw:marker-start="" draw:fill-color="#ec9ba4" draw:textarea-horizontal-align="justify" draw:textarea-vertical-align="middle" draw:auto-grow-height="false" fo:min-height="0.766cm" fo:min-width="16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/>
    </style:style>
    <style:style style:name="gr7" style:family="graphic" style:parent-style-name="standard">
      <style:graphic-properties draw:stroke="none" draw:marker-start="" draw:fill-color="#00ffff" draw:textarea-horizontal-align="justify" draw:textarea-vertical-align="middle" draw:auto-grow-height="false" fo:min-height="2.671cm" fo:min-width="5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972f"/>
      <style:paragraph-properties fo:text-align="center"/>
    </style:style>
    <style:style style:name="P2" style:family="paragraph">
      <loext:graphic-properties draw:fill-color="#00ffff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6.637cm" svg:x="1.508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68cm" svg:height="2.921cm" svg:x="1.889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78cm" svg:height="8.636cm" svg:x="1.889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764cm" svg:height="1.016cm" svg:x="2.397cm" svg:y="10.144cm">
          <text:p text:style-name="P4">Item 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764cm" svg:height="1.016cm" svg:x="2.397cm" svg:y="11.544cm">
          <text:p text:style-name="P4">Item 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764cm" svg:height="1.016cm" svg:x="2.397cm" svg:y="12.944cm">
          <text:p text:style-name="P4">Item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764cm" svg:height="1.016cm" svg:x="2.397cm" svg:y="14.344cm">
          <text:p text:style-name="P4">Item 4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61cm" svg:height="1.673cm" svg:x="1.978cm" svg:y="1.543cm">
          <draw:text-box>
            <text:p>My-travel-log</text:p>
            <text:p/>
          </draw:text-box>
        </draw:frame>
        <draw:frame draw:style-name="gr6" draw:text-style-name="P6" draw:layer="layout" svg:width="10.325cm" svg:height="1.105cm" svg:x="1.978cm" svg:y="2.943cm">
          <draw:text-box>
            <text:p>Adding details about a new trip</text:p>
          </draw:text-box>
        </draw:frame>
        <draw:custom-shape draw:style-name="gr7" draw:text-style-name="P2" draw:layer="layout" svg:width="6.477cm" svg:height="2.921cm" svg:x="13.319cm" svg:y="2.77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842cm" svg:height="2.384cm" svg:x="13.573cm" svg:y="3.032cm">
          <draw:text-box>
            <text:p>User</text:p>
            <text:p>Sign Up</text:p>
            <text:p>Sign In</text:p>
          </draw:text-box>
        </draw:frame>
        <draw:frame draw:style-name="gr6" draw:text-style-name="P6" draw:layer="layout" svg:width="10.325cm" svg:height="1.105cm" svg:x="2.486cm" svg:y="8.747cm">
          <draw:text-box>
            <text:p>List of visited countries:</text:p>
          </draw:text-box>
        </draw:frame>
        <draw:frame draw:style-name="gr9" draw:text-style-name="P4" draw:layer="layout" svg:width="18.288cm" svg:height="8.414cm" svg:x="1.635cm" svg:y="18.272cm">
          <draw:image xlink:href="Pictures/10000201000003AD000001B139464806B86F45B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8T18:59:33.314677456</meta:creation-date>
    <meta:generator>LibreOffice/6.3.1.2$MacOSX_X86_64 LibreOffice_project/b79626edf0065ac373bd1df5c28bd630b4424273</meta:generator>
    <dc:date>2019-10-13T23:17:16.674119670</dc:date>
    <meta:editing-duration>PT16M36S</meta:editing-duration>
    <meta:editing-cycles>3</meta:editing-cycles>
    <meta:document-statistic meta:object-count="13"/>
  </office:meta>
</office:document-meta>
</file>